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3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_4" table:style-name="ta1">
        <table:shapes>
          <draw:frame draw:z-index="0" draw:style-name="gr1" draw:text-style-name="P1" svg:width="159.96mm" svg:height="90.09mm" svg:x="179.32mm" svg:y="80.16mm">
            <draw:object draw:notify-on-update-of-ranges="zad_4.D2:zad_4.D2 zad_4.D3:zad_4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Ilość ciecz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0.33" calcext:value-type="float">
            <text:p>0,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PRODUCT([.D3];[.$F$3])" office:value-type="percentage" office:value="0.33" calcext:value-type="percentage">
            <text:p>33,00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PRODUCT([.D4];[.$F$3])" office:value-type="percentage" office:value="0.1089" calcext:value-type="percentage">
            <text:p>10,89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PRODUCT([.D5];[.$F$3])" office:value-type="percentage" office:value="0.035937" calcext:value-type="percentage">
            <text:p>3,59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PRODUCT([.D6];[.$F$3])" office:value-type="percentage" office:value="0.01185921" calcext:value-type="percentage">
            <text:p>1,19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PRODUCT([.D7];[.$F$3])" office:value-type="percentage" office:value="0.0039135393" calcext:value-type="percentage">
            <text:p>0,39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PRODUCT([.D8];[.$F$3])" office:value-type="percentage" office:value="0.001291467969" calcext:value-type="percentage">
            <text:p>0,13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PRODUCT([.D9];[.$F$3])" office:value-type="percentage" office:value="0.00042618442977" calcext:value-type="percentage">
            <text:p>0,04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PRODUCT([.D10];[.$F$3])" office:value-type="percentage" office:value="0.0001406408618241" calcext:value-type="percentage">
            <text:p>0,01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PRODUCT([.D11];[.$F$3])" office:value-type="percentage" office:value="0.000046411484401953" calcext:value-type="percentage">
            <text:p>0,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47:07.800148642</dc:date>
    <meta:editing-duration>PT10M53S</meta:editing-duration>
    <meta:editing-cycles>1</meta:editing-cycles>
    <meta:document-statistic meta:table-count="1" meta:cell-count="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interval-major="0.05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1cm" xlink:href=".." xlink:type="simple" chart:class="chart:bar" chart:style-name="ch1">
        <chart:legend chart:legend-position="end" svg:x="13.39cm" svg:y="4.206cm" style:legend-expansion="high" chart:style-name="ch2"/>
        <chart:plot-area chart:style-name="ch3" table:cell-range-address="zad_4.D2:zad_4.D12" chart:data-source-has-labels="row" svg:x="0.411cm" svg:y="0.204cm" svg:width="12.75cm" svg:height="8.647cm">
          <chartooo:coordinate-region svg:x="2.011cm" svg:y="0.403cm" svg:width="11.15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zad_4.D3:zad_4.D12" chart:label-cell-address="zad_4.D2:zad_4.D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cieczy</text:p>
                <draw:g>
                  <svg:desc>zad_4.D2:zad_4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zad_4.D3:zad_4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937">
                <text:p>0.035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85921">
                <text:p>0.01185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9135393">
                <text:p>0.0039135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91467969">
                <text:p>0.001291467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2618442977">
                <text:p>0.00042618442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06408618241">
                <text:p>0.0001406408618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46411484401953">
                <text:p>0.000046411484401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